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5000003238D7CA69B0F0D21CD.png" manifest:media-type="image/png"/>
  <manifest:file-entry manifest:full-path="Pictures/10000201000003F9000002F7B012EFF382FD59FE.png" manifest:media-type="image/png"/>
  <manifest:file-entry manifest:full-path="Pictures/100002010000051500000303356BCB7994CCCD3F.png" manifest:media-type="image/png"/>
  <manifest:file-entry manifest:full-path="Pictures/10000201000004C90000030065765E66FA1AE6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4.3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3.2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2.2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12cm" svg:height="3.622cm" svg:x="20.495cm" svg:y="4.175cm">
          <draw:image xlink:href="Pictures/100002010000051500000303356BCB7994CCCD3F.png" xlink:type="simple" xlink:show="embed" xlink:actuate="onLoad">
            <text:p/>
          </draw:image>
        </draw:frame>
        <draw:frame draw:style-name="gr1" draw:text-style-name="P1" draw:layer="layout" svg:width="4.007cm" svg:height="2.512cm" svg:x="13.503cm" svg:y="4.203cm">
          <draw:image xlink:href="Pictures/10000201000004C90000030065765E66FA1AE637.png" xlink:type="simple" xlink:show="embed" xlink:actuate="onLoad">
            <text:p/>
          </draw:image>
        </draw:frame>
        <draw:frame draw:style-name="gr2" draw:text-style-name="P2" draw:layer="layout" svg:width="5.243cm" svg:height="2.115cm" svg:x="21.066cm" svg:y="8.493cm">
          <draw:text-box>
            <text:p><text:span text:style-name="T1">Transformer</text:span></text:p>
            <text:p><text:span text:style-name="T1">Models (BERT)</text:span></text:p>
          </draw:text-box>
        </draw:frame>
        <draw:frame draw:style-name="gr3" draw:text-style-name="P2" draw:layer="layout" svg:width="3.783cm" svg:height="1.226cm" svg:x="13.954cm" svg:y="8.156cm">
          <draw:text-box>
            <text:p><text:span text:style-name="T1">Word2Vec</text:span></text:p>
          </draw:text-box>
        </draw:frame>
        <draw:frame draw:style-name="gr4" draw:text-style-name="P2" draw:layer="layout" svg:width="4.773cm" svg:height="1.397cm" svg:x="1.254cm" svg:y="8.239cm">
          <draw:text-box>
            <text:p><text:span text:style-name="T1">Bag of </text:span><text:span text:style-name="T1">Words</text:span></text:p>
          </draw:text-box>
        </draw:frame>
        <draw:frame draw:style-name="gr1" draw:text-style-name="P1" draw:layer="layout" svg:width="4.442cm" svg:height="3.315cm" svg:x="6.842cm" svg:y="3.908cm">
          <draw:image xlink:href="Pictures/10000201000003F9000002F7B012EFF382FD59FE.png" xlink:type="simple" xlink:show="embed" xlink:actuate="onLoad">
            <text:p/>
          </draw:image>
        </draw:frame>
        <draw:frame draw:style-name="gr5" draw:text-style-name="P3" draw:layer="layout" svg:width="10.668cm" svg:height="1.623cm" svg:x="8.62cm" svg:y="1.254cm">
          <draw:text-box>
            <text:p><text:span text:style-name="T2">NLP Models Comparison</text:span></text:p>
          </draw:text-box>
        </draw:frame>
        <draw:frame draw:style-name="gr1" draw:text-style-name="P1" draw:layer="layout" svg:width="1.82cm" svg:height="3.471cm" svg:x="1.635cm" svg:y="3.752cm">
          <draw:image xlink:href="Pictures/10000201000001A5000003238D7CA69B0F0D21CD.png" xlink:type="simple" xlink:show="embed" xlink:actuate="onLoad">
            <text:p/>
          </draw:image>
        </draw:frame>
        <draw:frame draw:style-name="gr6" draw:text-style-name="P2" draw:layer="layout" svg:width="2.741cm" svg:height="1.397cm" svg:x="8.165cm" svg:y="8.239cm">
          <draw:text-box>
            <text:p><text:span text:style-name="T1">TF-ID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59:06.396524336</meta:creation-date>
    <dc:date>2020-09-06T13:26:36.708133205</dc:date>
    <meta:editing-duration>PT1H5M29S</meta:editing-duration>
    <meta:editing-cycles>9</meta:editing-cycles>
    <meta:generator>LibreOffice/6.0.7.3$Linux_X86_64 LibreOffice_project/00m0$Build-3</meta:generator>
    <meta:document-statistic meta:object-count="9"/>
  </office:meta>
</office:document-meta>
</file>